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text-properties style:font-name="Liberation Sans"/>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ime complexity</text:span> is the measure of how the execution time of an algorithm grows as the input size increases. It tells us how fast or slow an algorithm runs depending on input size (e.g., O(1), O(n), O(n²)).</text:p>
      <text:p text:style-name="P1"/>
      <text:p text:style-name="P1"><text:span text:style-name="T1">Space complexity </text:span>is the measure of how much memory an algorithm uses as the input size grows. It includes memory for variables, data structures, recursion stack, etc.</text:p>
      <text:p text:style-name="P1"/>
      <text:p text:style-name="P1"><text:span text:style-name="T1">Big O notation </text:span>is a way to describe the upper bound of an algorithm’s time or space complexity. It tells us how the algorithm behaves in the worst-case scenario as the input size grows.</text:p>
      <text:p text:style-name="P1"/>
      <text:p text:style-name="P1"><text:span text:style-name="T1">O(1)</text:span> → Constant time (e.g., accessing an array element)</text:p>
      <text:p text:style-name="P1"><text:span text:style-name="T1">O(log n)</text:span> → Logarithmic time (e.g., binary search)</text:p>
      <text:p text:style-name="P1"><text:span text:style-name="T1">O(n)</text:span> → Linear time (e.g., simple loop through array)</text:p>
      <text:p text:style-name="P1"><text:span text:style-name="T1">O(n log n)</text:span> → Log-linear (e.g., merge sort, quicksort average case)</text:p>
      <text:p text:style-name="P1"><text:span text:style-name="T1">O(n²) </text:span>→ Quadratic (e.g., nested loops in bubble sort)</text:p>
      <text:p text:style-name="P1"><text:span text:style-name="T1">O(2ⁿ)</text:span> → Exponential (e.g., recursive Fibonacci without D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dc:date>2025-09-11T18:21:47.352934902</dc:date>
    <meta:editing-duration>PT2M10S</meta:editing-duration>
    <meta:editing-cycles>3</meta:editing-cycles>
    <meta:document-statistic meta:table-count="0" meta:image-count="0" meta:object-count="0" meta:page-count="1" meta:paragraph-count="9" meta:word-count="156" meta:character-count="889" meta:non-whitespace-character-count="746"/>
  </office:meta>
</office:document-meta>
</file>